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2.007cm" style:rel-column-width="1138*"/>
    </style:style>
    <style:style style:name="Таблица1.B" style:family="table-column">
      <style:table-column-properties style:column-width="2.999cm" style:rel-column-width="1700*"/>
    </style:style>
    <style:style style:name="Таблица1.C" style:family="table-column">
      <style:table-column-properties style:column-width="7.193cm" style:rel-column-width="40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2.007cm" style:rel-column-width="1138*"/>
    </style:style>
    <style:style style:name="Таблица2.B" style:family="table-column">
      <style:table-column-properties style:column-width="2.999cm" style:rel-column-width="1700*"/>
    </style:style>
    <style:style style:name="Таблица2.C" style:family="table-column">
      <style:table-column-properties style:column-width="7.193cm" style:rel-column-width="407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2.007cm" style:rel-column-width="1138*"/>
    </style:style>
    <style:style style:name="Таблица3.B" style:family="table-column">
      <style:table-column-properties style:column-width="2.999cm" style:rel-column-width="1700*"/>
    </style:style>
    <style:style style:name="Таблица3.C" style:family="table-column">
      <style:table-column-properties style:column-width="7.193cm" style:rel-column-width="407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62139" officeooo:paragraph-rsid="0046213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73a75" officeooo:paragraph-rsid="00473a75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cca95" officeooo:paragraph-rsid="004cca95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f6f31" officeooo:paragraph-rsid="004f6f31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9aa2" officeooo:paragraph-rsid="00509aa2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a49c" officeooo:paragraph-rsid="0050a49c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18fc9" officeooo:paragraph-rsid="00518fc9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1a00d" officeooo:paragraph-rsid="0051a00d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41d45" officeooo:paragraph-rsid="00541d45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5f010" officeooo:paragraph-rsid="0055f010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P6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62139" officeooo:paragraph-rsid="00462139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73a75" officeooo:paragraph-rsid="00473a75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48eb2d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8eb2d" officeooo:paragraph-rsid="0048eb2d" style:font-size-asian="10pt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cca95" officeooo:paragraph-rsid="004cca95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f6f31" officeooo:paragraph-rsid="004f6f31" style:font-size-asian="10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9aa2" officeooo:paragraph-rsid="00509aa2" style:font-size-asian="10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a49c" officeooo:paragraph-rsid="0050a49c" style:font-size-asian="10pt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18fc9" officeooo:paragraph-rsid="00518fc9" style:font-size-asian="10pt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1a00d" officeooo:paragraph-rsid="0051a00d" style:font-size-asian="10pt" style:font-size-complex="10pt"/>
    </style:style>
    <style:style style:name="P8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41d45" officeooo:paragraph-rsid="00541d45" style:font-size-asian="10pt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5f010" officeooo:paragraph-rsid="0055f010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8eb2d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cca95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87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88" style:family="paragraph" style:parent-style-name="Table_20_Contents">
      <style:paragraph-properties fo:text-align="justify" style:justify-single-word="false"/>
      <style:text-properties style:font-name="Consolas" fo:font-size="10pt" officeooo:rsid="004ebbee" officeooo:paragraph-rsid="004ebbee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e53c6"/>
    </style:style>
    <style:style style:name="T9" style:family="text">
      <style:text-properties officeooo:rsid="00401dd4"/>
    </style:style>
    <style:style style:name="T10" style:family="text">
      <style:text-properties officeooo:rsid="0043b9fe"/>
    </style:style>
    <style:style style:name="T11" style:family="text">
      <style:text-properties officeooo:rsid="0044c3e8"/>
    </style:style>
    <style:style style:name="T12" style:family="text">
      <style:text-properties officeooo:rsid="0048eb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34137670808697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A1" office:value-type="string">
              <text:p text:style-name="P28">РУС</text:p>
            </table:table-cell>
            <table:table-cell table:style-name="Таблица1.C1" office:value-type="string">
              <text:p text:style-name="P84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A2" office:value-type="string">
            <text:p text:style-name="P15">ЕС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A2" office:value-type="string">
            <text:p text:style-name="P37">ТОГД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A2" office:value-type="string">
            <text:p text:style-name="P15">ИНАЧЕ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A2" office:value-type="string">
            <text:p text:style-name="P38">АЕСЛИ</text:p>
          </table:table-cell>
          <table:table-cell table:style-name="Таблица1.C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A2" office:value-type="string">
            <text:p text:style-name="P37">ПОК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A2" office:value-type="string">
            <text:p text:style-name="P37">ДЕЛАТЬ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A2" office:value-type="string">
            <text:p text:style-name="P37">ПОВТОР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A2" office:value-type="string">
            <text:p text:style-name="P88">ПОКАНЕ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A2" office:value-type="string">
            <text:p text:style-name="P37">ДЛЯ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A2" office:value-type="string">
            <text:p text:style-name="P15">П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A2" office:value-type="string">
            <text:p text:style-name="P15">ТИПЫ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A2" office:value-type="string">
            <text:p text:style-name="P15">МАССИ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A2" office:value-type="string">
            <text:p text:style-name="P15">ЕС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A2" office:value-type="string">
            <text:p text:style-name="P15">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A2" office:value-type="string">
            <text:p text:style-name="P15">МОДУ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A2" office:value-type="string">
            <text:p text:style-name="P15">ИМПОР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A2" office:value-type="string">
            <text:p text:style-name="P15">НАЧАЛ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A2" office:value-type="string">
            <text:p text:style-name="P15">КОНЕЦ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A2" office:value-type="string">
            <text:p text:style-name="P15">ПРОЦЕДУР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A2" office:value-type="string">
            <text:p text:style-name="P16">ПЕРЕМ</text:p>
            <text:p text:style-name="P16"/>
            <text:p text:style-name="P22"><text:span text:style-name="T6">ПЕР</text:span></text:p>
          </table:table-cell>
          <table:table-cell table:style-name="Таблица1.C2" office:value-type="string">
            <text:p text:style-name="P65"><text:span text:style-name="T6">для объявления переменных</text:span></text:p>
            <text:p text:style-name="P65"/>
            <text:p text:style-name="P65"><text:span text:style-name="T6">для параметров процедур</text:span></text:p>
          </table:table-cell>
        </table:table-row>
        <table:table-row>
          <table:table-cell table:style-name="Таблица1.A2" office:value-type="string">
            <text:p text:style-name="P30">CASE</text:p>
          </table:table-cell>
          <table:table-cell table:style-name="Таблица1.A2" office:value-type="string">
            <text:p text:style-name="P15">ВЫБ<text:span text:style-name="T5">ОР</text:span></text:p>
          </table:table-cell>
          <table:table-cell table:style-name="Таблица1.C2" office:value-type="string">
            <text:p text:style-name="P15"/>
          </table:table-cell>
        </table:table-row>
        <text:soft-page-break/>
        <table:table-row>
          <table:table-cell table:style-name="Таблица1.A2" office:value-type="string">
            <text:p text:style-name="P30">RETURN</text:p>
          </table:table-cell>
          <table:table-cell table:style-name="Таблица1.A2" office:value-type="string">
            <text:p text:style-name="P15">ВЕРНУ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A2" office:value-type="string">
            <text:p text:style-name="P15">УКАЗАТЕ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A2" office:value-type="string">
            <text:p text:style-name="P15">НА или Д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A2" office:value-type="string">
            <text:p text:style-name="P15">ИЗ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A2" office:value-type="string">
            <text:p text:style-name="P15">КОНС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A2" office:value-type="string">
            <text:p text:style-name="P15">И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A2" office:value-type="string">
            <text:p text:style-name="P15">ИСТИН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A2" office:value-type="string">
            <text:p text:style-name="P19">КОНТРОЛЬ</text:p>
          </table:table-cell>
          <table:table-cell table:style-name="Таблица1.C2" office:value-type="string">
            <text:p text:style-name="P19"/>
          </table:table-cell>
        </table:table-row>
        <table:table-row>
          <table:table-cell table:style-name="Таблица1.A2" office:value-type="string">
            <text:p text:style-name="P56">MOD</text:p>
          </table:table-cell>
          <table:table-cell table:style-name="Таблица1.A2" office:value-type="string">
            <text:p text:style-name="P83">ОСТ</text:p>
          </table:table-cell>
          <table:table-cell table:style-name="Таблица1.C2" office:value-type="string">
            <text:p text:style-name="P83">Остаток от целочисленного деления</text:p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8">АНГЛ</text:p>
          </table:table-cell>
          <table:table-cell table:style-name="Таблица2.A1" office:value-type="string">
            <text:p text:style-name="P28">РУС</text:p>
          </table:table-cell>
          <table:table-cell table:style-name="Таблица2.C1" office:value-type="string">
            <text:p text:style-name="P85">Примечание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A2" office:value-type="string">
            <text:p text:style-name="P21">ЛИТ</text:p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A2" office:value-type="string">
            <text:p text:style-name="P15">ЦЕЛОЕ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A2" office:value-type="string">
            <text:p text:style-name="P15">ДЛИН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A2" office:value-type="string">
            <text:p text:style-name="P15">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A2" office:value-type="string">
            <text:p text:style-name="P15">ДЛИН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A2" office:value-type="string">
            <text:p text:style-name="P20">НАБОР</text:p>
          </table:table-cell>
          <table:table-cell table:style-name="Таблица2.C2" office:value-type="string">
            <text:p text:style-name="P20"/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A1" office:value-type="string">
              <text:p text:style-name="P29">РУС</text:p>
            </table:table-cell>
            <table:table-cell table:style-name="Таблица3.C1" office:value-type="string">
              <text:p text:style-name="P85">Примечание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A2" office:value-type="string">
            <text:p text:style-name="P17">ДОБ</text:p>
          </table:table-cell>
          <table:table-cell table:style-name="Таблица3.C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A2" office:value-type="string">
            <text:p text:style-name="P18">ВЫЧ</text:p>
          </table:table-cell>
          <table:table-cell table:style-name="Таблица3.C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A2" office:value-type="string">
            <text:p text:style-name="P15">НОВ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A2" office:value-type="string">
            <text:p text:style-name="P23">УДЛИН</text:p>
          </table:table-cell>
          <table:table-cell table:style-name="Таблица3.C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A2" office:value-type="string">
            <text:p text:style-name="P15"><text:span text:style-name="T7">У</text:span>КОРОТ</text:p>
          </table:table-cell>
          <table:table-cell table:style-name="Таблица3.C2" office:value-type="string">
            <text:p text:style-name="P15"/>
          </table:table-cell>
        </table:table-row>
        <text:soft-page-break/>
        <table:table-row>
          <table:table-cell table:style-name="Таблица3.A2" office:value-type="string">
            <text:p text:style-name="P31">LENGTH</text:p>
          </table:table-cell>
          <table:table-cell table:style-name="Таблица3.A2" office:value-type="string">
            <text:p text:style-name="P26">ДЛИНСТР</text:p>
          </table:table-cell>
          <table:table-cell table:style-name="Таблица3.C2" office:value-type="string">
            <text:p text:style-name="P26"><text:span text:style-name="T12">Длина строки, нет в стандарте</text:span></text:p>
          </table:table-cell>
        </table:table-row>
        <table:table-row>
          <table:table-cell table:style-name="Таблица3.A2" office:value-type="string">
            <text:p text:style-name="P36">LEN</text:p>
          </table:table-cell>
          <table:table-cell table:style-name="Таблица3.A2" office:value-type="string">
            <text:p text:style-name="P27">ДЛИНА</text:p>
          </table:table-cell>
          <table:table-cell table:style-name="Таблица3.C2" office:value-type="string">
            <text:p text:style-name="P75">Длина массива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A2" office:value-type="string">
            <text:p text:style-name="P24">АБС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A2" office:value-type="string">
            <text:p text:style-name="P25">ЧЁТ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1">LS<text:span text:style-name="T8">R</text:span></text:p>
          </table:table-cell>
          <table:table-cell table:style-name="Таблица3.A2" office:value-type="string">
            <text:p text:style-name="P57">ЛС<text:span text:style-name="T11">П</text:span></text:p>
          </table:table-cell>
          <table:table-cell table:style-name="Таблица3.C2" office:value-type="string">
            <text:p text:style-name="P57"><text:span text:style-name="T11">нет в стандарте, линейный сдвиг вправо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A2" office:value-type="string">
            <text:p text:style-name="P58"><text:span text:style-name="T9">ЛСЛ</text:span></text:p>
          </table:table-cell>
          <table:table-cell table:style-name="Таблица3.C2" office:value-type="string">
            <text:p text:style-name="P58"><text:span text:style-name="T9">линейный сдвиг влево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A2" office:value-type="string">
            <text:p text:style-name="P58">ЛИШН</text:p>
          </table:table-cell>
          <table:table-cell table:style-name="Таблица3.C2" office:value-type="string">
            <text:p text:style-name="P58"><text:span text:style-name="T8">нет в стандарте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A2" office:value-type="string">
            <text:p text:style-name="P59">ЦС<text:span text:style-name="T10">П</text:span></text:p>
          </table:table-cell>
          <table:table-cell table:style-name="Таблица3.C2" office:value-type="string">
            <text:p text:style-name="P59">циклический сдвиг вправо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A2" office:value-type="string">
            <text:p text:style-name="P60">ЗС<text:span text:style-name="T12">П</text:span></text:p>
          </table:table-cell>
          <table:table-cell table:style-name="Таблица3.C2" office:value-type="string">
            <text:p text:style-name="P60">знаковый сдвиг вправо</text:p>
          </table:table-cell>
        </table:table-row>
        <table:table-row>
          <table:table-cell table:style-name="Таблица3.A2" office:value-type="string">
            <text:p text:style-name="P46">FLOOR</text:p>
          </table:table-cell>
          <table:table-cell table:style-name="Таблица3.A2" office:value-type="string">
            <text:p text:style-name="P61">КЦЕЛ</text:p>
          </table:table-cell>
          <table:table-cell table:style-name="Таблица3.C2" office:value-type="string">
            <text:p text:style-name="P61"/>
          </table:table-cell>
        </table:table-row>
        <table:table-row>
          <table:table-cell table:style-name="Таблица3.A2" office:value-type="string">
            <text:p text:style-name="P47">FLT</text:p>
          </table:table-cell>
          <table:table-cell table:style-name="Таблица3.A2" office:value-type="string">
            <text:p text:style-name="P62">КВЕЩ</text:p>
          </table:table-cell>
          <table:table-cell table:style-name="Таблица3.C2" office:value-type="string">
            <text:p text:style-name="P62"/>
          </table:table-cell>
        </table:table-row>
        <table:table-row>
          <table:table-cell table:style-name="Таблица3.A2" office:value-type="string">
            <text:p text:style-name="P48">ORD</text:p>
          </table:table-cell>
          <table:table-cell table:style-name="Таблица3.A2" office:value-type="string">
            <text:p text:style-name="P63">НЛИТ</text:p>
          </table:table-cell>
          <table:table-cell table:style-name="Таблица3.C2" office:value-type="string">
            <text:p text:style-name="P63"/>
          </table:table-cell>
        </table:table-row>
        <table:table-row>
          <table:table-cell table:style-name="Таблица3.A2" office:value-type="string">
            <text:p text:style-name="P49">CHR</text:p>
          </table:table-cell>
          <table:table-cell table:style-name="Таблица3.A2" office:value-type="string">
            <text:p text:style-name="P76">ВЛИТ</text:p>
          </table:table-cell>
          <table:table-cell table:style-name="Таблица3.C2" office:value-type="string">
            <text:p text:style-name="P63"/>
          </table:table-cell>
        </table:table-row>
        <table:table-row>
          <table:table-cell table:style-name="Таблица3.A2" office:value-type="string">
            <text:p text:style-name="P50">INCL</text:p>
          </table:table-cell>
          <table:table-cell table:style-name="Таблица3.A2" office:value-type="string">
            <text:p text:style-name="P77">ДОБВ</text:p>
          </table:table-cell>
          <table:table-cell table:style-name="Таблица3.C2" office:value-type="string">
            <text:p text:style-name="P77">Добавить к набору</text:p>
          </table:table-cell>
        </table:table-row>
        <table:table-row>
          <table:table-cell table:style-name="Таблица3.A2" office:value-type="string">
            <text:p text:style-name="P51">EXCL</text:p>
          </table:table-cell>
          <table:table-cell table:style-name="Таблица3.A2" office:value-type="string">
            <text:p text:style-name="P78">ВЫЧВ</text:p>
          </table:table-cell>
          <table:table-cell table:style-name="Таблица3.C2" office:value-type="string">
            <text:p text:style-name="P78">Вычесть из набора</text:p>
          </table:table-cell>
        </table:table-row>
        <table:table-row>
          <table:table-cell table:style-name="Таблица3.A2" office:value-type="string">
            <text:p text:style-name="P52">COPY</text:p>
          </table:table-cell>
          <table:table-cell table:style-name="Таблица3.A2" office:value-type="string">
            <text:p text:style-name="P79">КОПИЯ</text:p>
          </table:table-cell>
          <table:table-cell table:style-name="Таблица3.C2" office:value-type="string">
            <text:p text:style-name="P78"/>
          </table:table-cell>
        </table:table-row>
        <table:table-row>
          <table:table-cell table:style-name="Таблица3.A2" office:value-type="string">
            <text:p text:style-name="P53">PACK</text:p>
          </table:table-cell>
          <table:table-cell table:style-name="Таблица3.A2" office:value-type="string">
            <text:p text:style-name="P80">УПАК</text:p>
          </table:table-cell>
          <table:table-cell table:style-name="Таблица3.C2" office:value-type="string">
            <text:p text:style-name="P78"/>
          </table:table-cell>
        </table:table-row>
        <table:table-row>
          <table:table-cell table:style-name="Таблица3.A2" office:value-type="string">
            <text:p text:style-name="P54">UNPK</text:p>
          </table:table-cell>
          <table:table-cell table:style-name="Таблица3.A2" office:value-type="string">
            <text:p text:style-name="P81">РАСП</text:p>
          </table:table-cell>
          <table:table-cell table:style-name="Таблица3.C2" office:value-type="string">
            <text:p text:style-name="P78"/>
          </table:table-cell>
        </table:table-row>
        <table:table-row>
          <table:table-cell table:style-name="Таблица3.A2" office:value-type="string">
            <text:p text:style-name="P55">BITS</text:p>
          </table:table-cell>
          <table:table-cell table:style-name="Таблица3.A2" office:value-type="string">
            <text:p text:style-name="P82">БИТ</text:p>
          </table:table-cell>
          <table:table-cell table:style-name="Таблица3.C2" office:value-type="string">
            <text:p text:style-name="P82">Нет в стандарте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3:41:36</text:modification-time> <text:s/><text:editing-cycles>52</text:editing-cycles><text:tab/><text:span text:style-name="MT1">Стр. </text:span><text:span text:style-name="MT1"><text:page-number text:select-page="current">3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3:41:35.786000000</dc:date>
    <meta:editing-duration>PT6H56M35S</meta:editing-duration>
    <meta:editing-cycles>52</meta:editing-cycles>
    <meta:document-statistic meta:table-count="3" meta:image-count="0" meta:object-count="0" meta:page-count="4" meta:paragraph-count="172" meta:word-count="398" meta:character-count="2635" meta:non-whitespace-character-count="2406"/>
  </office:meta>
</office:document-meta>
</file>